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2.04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008cm" fo:min-width="2.54cm" fo:padding-top="0.071cm" fo:padding-bottom="0.071cm" fo:padding-left="0.071cm" fo:padding-right="0.071cm"/>
      <style:paragraph-properties style:writing-mode="lr-tb"/>
    </style:style>
    <style:style style:name="gr5" style:family="graphic" style:parent-style-name="standard">
      <style:graphic-properties draw:stroke="solid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2.29cm" fo:min-width="5.7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163cm" fo:min-width="10.6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0.893cm" fo:min-width="7.7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 style:list-style-name="L1">
      <style:graphic-properties draw:fill-color="#ffffff" draw:textarea-horizontal-align="justify" draw:textarea-vertical-align="middle" draw:auto-grow-height="false" fo:min-height="0.893cm" fo:min-width="7.3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4.068cm" fo:min-width="9.279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2cm" fo:min-width="14.359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66cm" fo:min-width="10.549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385cm" fo:min-width="4.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512cm" fo:min-width="8.39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909cm" fo:min-width="9.279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528cm" fo:min-width="9.279cm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274cm" fo:min-width="12.454cm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401cm" fo:min-width="5.723cm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2.036cm" fo:min-width="13.851cm"/>
      <style:paragraph-properties style:writing-mode="lr-tb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2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g>
          <draw:g>
            <draw:polygon draw:style-name="gr1" draw:text-style-name="P1" draw:layer="layout" svg:width="4.575cm" svg:height="2.92cm" svg:x="0.508cm" svg:y="5.207cm" svg:viewBox="0 0 4576 2921" draw:points="0,1460 2287,0 4576,1460 2287,2921">
              <text:p/>
            </draw:polygon>
            <draw:polygon draw:style-name="gr2" draw:text-style-name="P2" draw:layer="layout" svg:width="4.575cm" svg:height="2.92cm" svg:x="0.508cm" svg:y="5.207cm" svg:viewBox="0 0 4576 2921" draw:points="0,1460 2287,0 4576,1460 2287,2921">
              <text:p/>
            </draw:polygon>
          </draw:g>
          <draw:frame draw:style-name="gr3" draw:text-style-name="P4" draw:layer="layout" svg:width="3.813cm" svg:height="2.19cm" svg:x="0.889cm" svg:y="5.571cm">
            <draw:text-box>
              <text:p text:style-name="P3"><text:span text:style-name="T1"/></text:p>
              <text:p text:style-name="P3"><text:span text:style-name="T1">GUI, </text:span><text:span text:style-name="T1"><text:line-break/></text:span><text:span text:style-name="T1">открытие Serial port,</text:span></text:p>
              <text:p text:style-name="P3"><text:span text:style-name="T1"/></text:p>
            </draw:text-box>
          </draw:frame>
        </draw:g>
        <draw:g>
          <draw:g>
            <draw:polygon draw:style-name="gr1" draw:text-style-name="P1" draw:layer="layout" svg:width="3cm" svg:height="1.15cm" svg:x="-3.955cm" svg:y="12.004cm" svg:viewBox="0 0 3001 1151" draw:points="0,1151 3001,1151 3001,0 0,0">
              <text:p/>
            </draw:polygon>
            <draw:polygon draw:style-name="gr2" draw:text-style-name="P2" draw:layer="layout" svg:width="3cm" svg:height="1.15cm" svg:x="-3.955cm" svg:y="12.004cm" svg:viewBox="0 0 3001 1151" draw:points="0,1151 3001,1151 3001,0 0,0">
              <text:p/>
            </draw:polygon>
          </draw:g>
          <draw:frame draw:style-name="gr4" draw:text-style-name="P2" draw:layer="layout" svg:width="3cm" svg:height="1.331cm" svg:x="-3.955cm" svg:y="11.914cm">
            <draw:text-box>
              <text:p text:style-name="P3"><text:span text:style-name="T1">Нажата кнопка <text:s/></text:span><text:span text:style-name="T1">“TRAIN”</text:span></text:p>
              <text:p text:style-name="P3"><text:span text:style-name="T1"><text:s/></text:span></text:p>
            </draw:text-box>
          </draw:frame>
        </draw:g>
        <draw:line draw:style-name="gr5" draw:text-style-name="P2" draw:layer="layout" svg:x1="-2.455cm" svg:y1="11.204cm" svg:x2="-2.455cm" svg:y2="12.003cm">
          <text:p/>
        </draw:line>
        <draw:g>
          <draw:g>
            <draw:polygon draw:style-name="gr6" draw:text-style-name="P1" draw:layer="layout" svg:width="21.351cm" svg:height="10.923cm" svg:x="7.731cm" svg:y="7.747cm" svg:viewBox="0 0 21352 10924" draw:points="0,10924 21352,10924 21352,0 0,0">
              <text:p text:style-name="P5"><text:span text:style-name="T2">thread_A = new </text:span><text:span text:style-name="T2">QThread;</text:span></text:p>
              <text:p text:style-name="P5"><text:span text:style-name="T2">QSocketThread* </text:span><text:span text:style-name="T2">tcpthread = </text:span><text:span text:style-name="T2">new </text:span><text:span text:style-name="T2">QsocketThread(</text:span><text:span text:style-name="T2">sDescriptor);</text:span></text:p>
              <text:p text:style-name="P5"><text:span text:style-name="T2"/></text:p>
              <text:p text:style-name="P5"><text:span text:style-name="T2">tcpthread→mov</text:span><text:span text:style-name="T2">eToThread(threa</text:span><text:span text:style-name="T2">d_A);</text:span></text:p>
              <text:p text:style-name="P5"><text:span text:style-name="T2"/></text:p>
              <text:p text:style-name="P5"><text:span text:style-name="T2"><text:s text:c="4"/></text:span><text:span text:style-name="T2">// Создание </text:span><text:span text:style-name="T2">соединений </text:span><text:span text:style-name="T2">потока</text:span></text:p>
              <text:p text:style-name="P5"><text:span text:style-name="T2"><text:s text:c="4"/></text:span><text:span text:style-name="T2">connect(tcpthre</text:span><text:span text:style-name="T2">ad, </text:span><text:span text:style-name="T2">SIGNAL(finished</text:span><text:span text:style-name="T2">()), thread_A, </text:span><text:span text:style-name="T2">SLOT(quit()));</text:span></text:p>
              <text:p text:style-name="P5"><text:span text:style-name="T2"><text:s text:c="4"/></text:span><text:span text:style-name="T2">connect(tcpthre</text:span><text:span text:style-name="T2">ad, </text:span><text:span text:style-name="T2">SIGNAL(finished</text:span><text:span text:style-name="T2">()), tcpthread, </text:span><text:span text:style-name="T2">SLOT(deleteLate</text:span><text:span text:style-name="T2">r()));</text:span></text:p>
              <text:p text:style-name="P5"><text:span text:style-name="T2"><text:s text:c="4"/></text:span><text:span text:style-name="T2">connect(thread_</text:span><text:span text:style-name="T2">A, </text:span><text:span text:style-name="T2">SIGNAL(started(</text:span><text:span text:style-name="T2">)), tcpthread, </text:span><text:span text:style-name="T2">SLOT(process_T</text:span><text:span text:style-name="T2">heSocket()),Qt::</text:span><text:span text:style-name="T2">QueuedConnect</text:span><text:span text:style-name="T2">ion);</text:span></text:p>
              <text:p text:style-name="P5"><text:span text:style-name="T2"><text:s text:c="4"/></text:span><text:span text:style-name="T2">connect(thread_</text:span><text:span text:style-name="T2">A, </text:span><text:span text:style-name="T2">SIGNAL(finished</text:span><text:span text:style-name="T2">()), thread_A, </text:span><text:span text:style-name="T2">SLOT(deleteLate</text:span><text:span text:style-name="T2">r()));</text:span></text:p>
              <text:p text:style-name="P5"><text:span text:style-name="T2"><text:s text:c="2"/></text:span></text:p>
              <text:p text:style-name="P5"><text:span text:style-name="T2"><text:s text:c="4"/></text:span><text:span text:style-name="T2">// Создание </text:span><text:span text:style-name="T2">соединений </text:span><text:span text:style-name="T2">обмена </text:span><text:span text:style-name="T2">данными </text:span><text:span text:style-name="T2">потока с GUI</text:span></text:p>
              <text:p text:style-name="P5"><text:span text:style-name="T2"><text:s text:c="4"/></text:span><text:span text:style-name="T2">connect(tcpthre</text:span><text:span text:style-name="T2">ad, </text:span><text:span text:style-name="T2">&amp;QSocketThrea</text:span><text:span text:style-name="T2">d::Command_4_</text:span><text:span text:style-name="T2">Parsing_Signal, </text:span><text:span text:style-name="T2">this, </text:span><text:span text:style-name="T2">&amp;QSimpleServer</text:span><text:span text:style-name="T2">::Command_4_P</text:span><text:span text:style-name="T2">arsing_Slot);</text:span></text:p>
              <text:p text:style-name="P5"><text:span text:style-name="T2"><text:s text:c="4"/></text:span><text:span text:style-name="T2">connect(this, </text:span><text:span text:style-name="T2">&amp;QSimpleServer</text:span><text:span text:style-name="T2">::Data_2_Client_</text:span><text:span text:style-name="T2">Signal, </text:span><text:span text:style-name="T2">tcpthread, </text:span><text:span text:style-name="T2">&amp;QSocketThrea</text:span><text:span text:style-name="T2">d::Data_2_Client</text:span><text:span text:style-name="T2">_Slot);</text:span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</draw:polygon>
            <draw:polygon draw:style-name="gr2" draw:text-style-name="P2" draw:layer="layout" svg:width="21.351cm" svg:height="10.923cm" svg:x="7.731cm" svg:y="7.747cm" svg:viewBox="0 0 21352 10924" draw:points="0,10924 21352,10924 21352,0 0,0">
              <text:p/>
            </draw:polygon>
          </draw:g>
        </draw:g>
        <draw:line draw:style-name="gr5" draw:text-style-name="P2" draw:layer="layout" svg:x1="-2.455cm" svg:y1="13.154cm" svg:x2="-2.455cm" svg:y2="14.478cm">
          <text:p/>
        </draw:line>
        <draw:line draw:style-name="gr5" draw:text-style-name="P2" draw:layer="layout" svg:x1="6.875cm" svg:y1="3.048cm" svg:x2="11.811cm" svg:y2="3.048cm">
          <text:p/>
        </draw:line>
        <draw:line draw:style-name="gr5" draw:text-style-name="P2" draw:layer="layout" svg:x1="3.683cm" svg:y1="10.541cm" svg:x2="3.683cm" svg:y2="12.319cm">
          <text:p/>
        </draw:line>
        <draw:custom-shape draw:style-name="gr7" draw:text-style-name="P6" draw:layer="layout" svg:width="6.223cm" svg:height="2.54cm" svg:x="0.635cm" svg:y="1.905cm">
          <text:p text:style-name="P3"><text:span text:style-name="T1">Создание объекта класса</text:span></text:p>
          <text:p text:style-name="P3"><text:span text:style-name="T1">QSimpleServer(QObject *parent) :</text:span></text:p>
          <text:p text:style-name="P3"><text:span text:style-name="T1"><text:s text:c="4"/></text:span><text:span text:style-name="T1">QTcpServer(parent) </text:span></text:p>
          <text:p text:style-name="P3"><text:span text:style-name="T1">Слушаем tcp порт 8383, </text:span><text:span text:style-name="T1"><text:line-break/></text:span><text:span text:style-name="T1">запуск GUI - MainWindow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191cm" svg:height="0.962cm" svg:x="0.889cm" svg:y="0.889cm">
          <draw:text-box>
            <text:p text:style-name="P7">Main.cpp</text:p>
          </draw:text-box>
        </draw:frame>
        <draw:line draw:style-name="gr5" draw:text-style-name="P2" draw:layer="layout" svg:x1="2.794cm" svg:y1="4.445cm" svg:x2="2.794cm" svg:y2="5.244cm">
          <text:p/>
        </draw:line>
        <draw:frame draw:style-name="gr9" draw:text-style-name="P9" draw:layer="layout" svg:width="3.683cm" svg:height="1.439cm" svg:x="7.239cm" svg:y="2.132cm">
          <draw:text-box>
            <text:p text:style-name="P3"><text:span text:style-name="T1">Приходят данные </text:span></text:p>
            <text:p text:style-name="P3"><text:span text:style-name="T1">на tcp порт, т.е. новое </text:span><text:span text:style-name="T1">соединение</text:span></text:p>
          </draw:text-box>
        </draw:frame>
        <draw:custom-shape draw:style-name="gr10" draw:text-style-name="P11" draw:layer="layout" svg:width="11.176cm" svg:height="2.413cm" svg:x="11.938cm" svg:y="1.397cm">
          <text:p text:style-name="P10">Класс QSimpleServer, <text:line-break/>вызывает ф-цию<text:line-break/>QTcpServer::incomingConnectio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891cm" svg:y1="3.81cm" svg:x2="16.891cm" svg:y2="5.842cm">
          <text:p/>
        </draw:line>
        <draw:frame draw:style-name="gr11" draw:text-style-name="P8" draw:layer="layout" svg:width="10.922cm" svg:height="1.673cm" svg:x="17.78cm" svg:y="4.042cm">
          <draw:text-box>
            <text:p>QSimpleServer::incomingConnection(qintptr sDescriptor)</text:p>
          </draw:text-box>
        </draw:frame>
      </draw:page>
      <draw:page draw:name="page2" draw:style-name="dp1" draw:master-page-name="PM0">
        <draw:custom-shape draw:style-name="gr12" draw:text-style-name="P12" draw:layer="layout" svg:width="8.255cm" svg:height="1.143cm" svg:x="3.048cm" svg:y="8.255cm">
          <text:p text:style-name="P5"><text:span text:style-name="T2">QSimpleServ</text:span><text:span text:style-name="T2">er::Data_2_Cl</text:span><text:span text:style-name="T2">ient_Signal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175cm" svg:height="1.016cm" svg:x="11.43cm" svg:y="7.874cm">
          <draw:text-box>
            <text:p>СИГНАЛ</text:p>
          </draw:text-box>
        </draw:frame>
        <draw:frame draw:style-name="gr14" draw:text-style-name="P8" draw:layer="layout" svg:width="2.667cm" svg:height="0.962cm" svg:x="11.557cm" svg:y="10.414cm">
          <draw:text-box>
            <text:p>СЛОТ</text:p>
          </draw:text-box>
        </draw:frame>
        <draw:custom-shape draw:style-name="gr15" draw:text-style-name="P12" draw:layer="layout" svg:width="7.874cm" svg:height="1.143cm" svg:x="3.302cm" svg:y="10.541cm">
          <text:p text:style-name="P5"><text:span text:style-name="T2">QS</text:span><text:span text:style-name="T2">ock</text:span><text:span text:style-name="T2">etT</text:span><text:span text:style-name="T2">hre</text:span><text:span text:style-name="T2">ad:</text:span><text:span text:style-name="T2">:Da</text:span><text:span text:style-name="T2">ta_</text:span><text:span text:style-name="T2">2_C</text:span><text:span text:style-name="T2">lien</text:span><text:span text:style-name="T2">t_Sl</text:span><text:span text:style-name="T2">ot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16.51cm" svg:height="1.27cm" svg:x="2.794cm" svg:y="0.889cm">
          <draw:text-box>
            <text:p>Передача данных “вниз” из MainWindow в QTcpSocket</text:p>
          </draw:text-box>
        </draw:frame>
        <draw:line draw:style-name="gr5" draw:text-style-name="P2" draw:layer="layout" svg:x1="7.239cm" svg:y1="11.684cm" svg:x2="7.239cm" svg:y2="12.827cm">
          <text:p/>
        </draw:line>
        <draw:custom-shape draw:style-name="gr17" draw:text-style-name="P11" draw:layer="layout" svg:width="9.779cm" svg:height="4.318cm" svg:x="2.286cm" svg:y="12.827cm">
          <text:p text:style-name="P10"/>
          <text:p text:style-name="P10">Подготовка ответа – строка </text:p>
          <text:p text:style-name="P10">“response”</text:p>
          <text:p text:style-name="P10">socket→write(response.toUtf8());</text:p>
          <text:p text:style-name="P10">// И закрываем соединение</text:p>
          <text:p text:style-name="P10">socket-&gt;disconnectFromHost();</text:p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4.859cm" svg:height="1.27cm" svg:x="1.016cm" svg:y="5.842cm">
          <text:p text:style-name="P10">QSimpleServer::Write_2_Client_SLot(QString data)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239cm" svg:y1="7.112cm" svg:x2="7.239cm" svg:y2="8.255cm">
          <text:p/>
        </draw:line>
        <draw:frame draw:style-name="gr14" draw:text-style-name="P8" draw:layer="layout" svg:width="2.286cm" svg:height="0.962cm" svg:x="13.335cm" svg:y="4.88cm">
          <draw:text-box>
            <text:p>СЛОТ</text:p>
          </draw:text-box>
        </draw:frame>
        <draw:custom-shape draw:style-name="gr19" draw:text-style-name="P11" draw:layer="layout" svg:width="11.049cm" svg:height="1.016cm" svg:x="2.159cm" svg:y="3.556cm">
          <text:p text:style-name="P10">MainWindow::Write_2_Client_Signal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175cm" svg:height="1.016cm" svg:x="9.398cm" svg:y="2.413cm">
          <draw:text-box>
            <text:p>СИГНАЛ</text:p>
          </draw:text-box>
        </draw:frame>
        <draw:line draw:style-name="gr5" draw:text-style-name="P2" draw:layer="layout" svg:x1="7.239cm" svg:y1="4.572cm" svg:x2="7.239cm" svg:y2="5.715cm">
          <text:p/>
        </draw:line>
        <draw:line draw:style-name="gr5" draw:text-style-name="P2" draw:layer="layout" svg:x1="7.239cm" svg:y1="9.398cm" svg:x2="7.239cm" svg:y2="10.541cm">
          <text:p/>
        </draw:line>
        <draw:custom-shape draw:style-name="gr20" draw:text-style-name="P11" draw:layer="layout" svg:width="5.08cm" svg:height="0.635cm" svg:x="1.905cm" svg:y="4.826cm">
          <text:p text:style-name="P10">Данные Qstring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08cm" svg:height="0.635cm" svg:x="1.778cm" svg:y="7.366cm">
          <text:p text:style-name="P10">Данные Qstring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08cm" svg:height="0.635cm" svg:x="1.524cm" svg:y="9.652cm">
          <text:p text:style-name="P10">Данные Qstring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M0">
        <draw:frame draw:style-name="gr21" draw:text-style-name="P8" draw:layer="layout" svg:width="18.923cm" svg:height="1.143cm" svg:x="5.08cm" svg:y="0.508cm">
          <draw:text-box>
            <text:p>Передача данных из QSimpleServer – “Наверх”- в MainWindow</text:p>
          </draw:text-box>
        </draw:frame>
        <draw:custom-shape draw:style-name="gr22" draw:text-style-name="P11" draw:layer="layout" svg:width="8.89cm" svg:height="0.762cm" svg:x="2.159cm" svg:y="3.302cm">
          <text:p text:style-name="P10">QTcpServer::readyRead()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175cm" svg:height="1.016cm" svg:x="8.763cm" svg:y="2.286cm">
          <draw:text-box>
            <text:p>СИГНАЛ</text:p>
          </draw:text-box>
        </draw:frame>
        <draw:frame draw:style-name="gr13" draw:text-style-name="P8" draw:layer="layout" svg:width="10.668cm" svg:height="1.016cm" svg:x="13.462cm" svg:y="2.286cm">
          <draw:text-box>
            <text:p>(Есть непрочитанные данные)</text:p>
          </draw:text-box>
        </draw:frame>
        <draw:custom-shape draw:style-name="gr23" draw:text-style-name="P11" draw:layer="layout" svg:width="9.779cm" svg:height="2.159cm" svg:x="1.524cm" svg:y="5.08cm">
          <text:p text:style-name="P10">QsocketThread::onReadyRead()</text:p>
          <text:p text:style-name="P10">Парсинг данных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477cm" svg:y1="4.064cm" svg:x2="6.477cm" svg:y2="5.207cm">
          <text:p/>
        </draw:line>
        <draw:frame draw:style-name="gr14" draw:text-style-name="P8" draw:layer="layout" svg:width="2.286cm" svg:height="0.962cm" svg:x="11.176cm" svg:y="4.318cm">
          <draw:text-box>
            <text:p>СЛОТ</text:p>
          </draw:text-box>
        </draw:frame>
        <draw:custom-shape draw:style-name="gr24" draw:text-style-name="P11" draw:layer="layout" svg:width="9.779cm" svg:height="1.778cm" svg:x="1.397cm" svg:y="8.382cm">
          <text:p text:style-name="P10">Command_4_Parsing_Signal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175cm" svg:height="1.016cm" svg:x="11.176cm" svg:y="7.874cm">
          <draw:text-box>
            <text:p>СИГНАЛ</text:p>
          </draw:text-box>
        </draw:frame>
        <draw:line draw:style-name="gr5" draw:text-style-name="P2" draw:layer="layout" svg:x1="6.35cm" svg:y1="7.239cm" svg:x2="6.35cm" svg:y2="8.382cm">
          <text:p/>
        </draw:line>
        <draw:custom-shape draw:style-name="gr25" draw:text-style-name="P11" draw:layer="layout" svg:width="12.954cm" svg:height="1.524cm" svg:x="0.508cm" svg:y="11.303cm">
          <text:p text:style-name="P10">QsimpleServer::Command_4_Parsing_Slot</text:p>
          <text:p text:style-name="P10">emit Info_2_Log_Signal(message);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223cm" svg:y1="10.16cm" svg:x2="6.223cm" svg:y2="11.303cm">
          <text:p/>
        </draw:line>
        <draw:frame draw:style-name="gr14" draw:text-style-name="P8" draw:layer="layout" svg:width="2.286cm" svg:height="0.962cm" svg:x="12.7cm" svg:y="10.541cm">
          <draw:text-box>
            <text:p>СЛОТ</text:p>
          </draw:text-box>
        </draw:frame>
        <draw:custom-shape draw:style-name="gr26" draw:text-style-name="P11" draw:layer="layout" svg:width="6.223cm" svg:height="1.651cm" svg:x="2.921cm" svg:y="13.97cm">
          <text:p text:style-name="P10">Info_2_Log_Signal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096cm" svg:y1="12.827cm" svg:x2="6.096cm" svg:y2="13.97cm">
          <text:p/>
        </draw:line>
        <draw:frame draw:style-name="gr13" draw:text-style-name="P8" draw:layer="layout" svg:width="3.175cm" svg:height="1.016cm" svg:x="9.271cm" svg:y="13.335cm">
          <draw:text-box>
            <text:p>СИГНАЛ</text:p>
          </draw:text-box>
        </draw:frame>
        <draw:custom-shape draw:style-name="gr27" draw:text-style-name="P11" draw:layer="layout" svg:width="14.351cm" svg:height="2.286cm" svg:x="1.143cm" svg:y="16.891cm">
          <text:p text:style-name="P10">MainWindow::Info_2_Log_Slot</text:p>
          <text:p text:style-name="P10">Обработка полученных по tcp данных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2.286cm" svg:height="0.962cm" svg:x="13.843cm" svg:y="15.875cm">
          <draw:text-box>
            <text:p>СЛОТ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5f_0" draw:display-name="Gradient_0" draw:style="linear" draw:start-color="#ffffff" draw:end-color="#f0f0f0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6T15:37:37.116026959</dc:date>
    <meta:creation-date>2019-05-06T12:34:12Z</meta:creation-date>
    <meta:generator>LibreOffice/6.4.7.2$Linux_X86_64 LibreOffice_project/40$Build-2</meta:generator>
    <meta:editing-duration>PT33M5S</meta:editing-duration>
    <meta:editing-cycles>4</meta:editing-cycles>
    <meta:document-statistic meta:object-count="60"/>
  </office:meta>
</office:document-meta>
</file>